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lamellar_goo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lamellar_goo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lamellar_goo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.00.0000</text:date>, <text:time style:data-style-name="N2" text:time-value="19:42:25.7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7-03T20:48:01.998000000</dc:date>
    <meta:editing-cycles>577</meta:editing-cycles>
    <meta:editing-duration>P6DT21H11M35S</meta:editing-duration>
    <meta:document-statistic meta:table-count="2" meta:cell-count="7112" meta:object-count="0"/>
  </office:meta>
</office:document-meta>
</file>